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p8nbo6ce9ocl"/><text:span text:style-name="T1">REFERENCES</text:span></text:p>
      <text:p text:style-name="Standard">Project Idea: <text:a xlink:type="simple" xlink:href="https://www.youtube.com/watch?v=L-aYdw14x7w" text:style-name="ListLabel_20_1" text:visited-style-name="ListLabel_20_1"><text:span text:style-name="T2">idea</text:span></text:a></text:p>
      <text:p text:style-name="Standard">Some code references: <text:a xlink:type="simple" xlink:href="https://github.com/Pawan243/Django-Gym-Management" text:style-name="ListLabel_20_1" text:visited-style-name="ListLabel_20_1"><text:span text:style-name="T2">codeRefrences</text:span></text:a>,<text:a xlink:type="simple" xlink:href="https://github.com/Apfirebolt/gym_management_system" text:style-name="ListLabel_20_1" text:visited-style-name="ListLabel_20_1"><text:span text:style-name="T2">codeRefrences</text:span></text:a></text:p>
      <text:p text:style-name="Standard">Bootstrap css: <text:a xlink:type="simple" xlink:href="https://getbootstrap.com/docs/4.0/getting-started/download/" text:style-name="ListLabel_20_1" text:visited-style-name="ListLabel_20_1"><text:span text:style-name="T2">css</text:span></text:a></text:p>
      <text:p text:style-name="Standard">Django channels: <text:a xlink:type="simple" xlink:href="https://channels.readthedocs.io/en/latest/installation.html" text:style-name="ListLabel_20_1" text:visited-style-name="ListLabel_20_1"><text:span text:style-name="T2">channelsInstallationCode</text:span></text:a>,<text:a xlink:type="simple" xlink:href="https://channels.readthedocs.io/en/latest/tutorial/part_2.html" text:style-name="ListLabel_20_1" text:visited-style-name="ListLabel_20_1"><text:span text:style-name="T2">channels Implementation Code Reference</text:span></text:a></text:p>
      <text:p text:style-name="Standard">Jazzmin for admin panel: <text:a xlink:type="simple" xlink:href="https://django-jazzmin.readthedocs.io/development/" text:style-name="ListLabel_20_1" text:visited-style-name="ListLabel_20_1"><text:span text:style-name="T2">installation guide</text:span></text:a></text:p>
      <text:p text:style-name="Standard">Ajax jQuery for timely refresh: <text:a xlink:type="simple" xlink:href="https://stackoverflow.com/questions/25446628/ajax-jquery-refresh-div-every-5-seconds#:~:text=%23links').-,load('test.,Hope%20this%20helps." text:style-name="ListLabel_20_1" text:visited-style-name="ListLabel_20_1"><text:span text:style-name="T2">refres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29" meta:character-count="257" meta:non-whitespace-character-count="235"/>
    <meta:generator>LibreOfficeDev/6.0.5.2$Linux_X86_64 LibreOffice_project/</meta:generator>
  </office:meta>
</office:document-meta>
</file>